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mily-generic="system"/>
    <style:font-face style:name="Liberation Sans Narrow" svg:font-family="Liberation Sans Narrow"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1" style:master-page-name="MP0" style:family="paragraph">
      <style:paragraph-properties fo:break-before="page" fo:text-align="center" fo:background-color="#99CCFF"/>
      <style:text-properties style:font-name="Liberation Sans Narrow"/>
    </style:style>
    <style:style style:name="P2" style:parent-style-name="Textbody" style:family="paragraph">
      <style:paragraph-properties fo:text-align="center"/>
      <style:text-properties style:font-name="Liberation Sans Narrow"/>
    </style:style>
    <style:style style:name="P3" style:parent-style-name="Titre1" style:family="paragraph">
      <style:paragraph-properties fo:background-color="#99CCFF"/>
    </style:style>
    <style:style style:name="T4" style:parent-style-name="Policepardéfaut" style:family="text">
      <style:text-properties style:font-name="Liberation Sans Narrow"/>
    </style:style>
    <style:style style:name="P5" style:parent-style-name="Textbody" style:family="paragraph">
      <style:paragraph-properties fo:text-align="justify"/>
      <style:text-properties style:font-name="Liberation Sans Narrow"/>
    </style:style>
    <style:style style:name="P6" style:parent-style-name="Textbody" style:family="paragraph">
      <style:paragraph-properties fo:text-align="justify" fo:background-color="#E6E6FF"/>
      <style:text-properties style:font-name="Liberation Sans Narrow"/>
    </style:style>
    <style:style style:name="P7" style:parent-style-name="Textbody" style:family="paragraph">
      <style:paragraph-properties fo:text-align="justify"/>
      <style:text-properties style:font-name="Liberation Sans Narrow"/>
    </style:style>
    <style:style style:name="P8" style:parent-style-name="Titre1" style:family="paragraph">
      <style:paragraph-properties fo:background-color="#99CCFF"/>
      <style:text-properties style:font-name="Liberation Sans Narrow"/>
    </style:style>
    <style:style style:name="P9" style:parent-style-name="Textbody" style:family="paragraph">
      <style:paragraph-properties fo:text-align="justify"/>
      <style:text-properties style:font-name="Liberation Sans Narrow"/>
    </style:style>
    <style:style style:name="P10" style:parent-style-name="Textbody" style:family="paragraph">
      <style:paragraph-properties fo:text-align="justify"/>
      <style:text-properties style:font-name="Liberation Sans Narrow"/>
    </style:style>
    <style:style style:name="P11" style:parent-style-name="Textbody" style:family="paragraph">
      <style:paragraph-properties fo:text-align="justify"/>
      <style:text-properties style:font-name="Liberation Sans Narrow"/>
    </style:style>
    <style:style style:name="P12" style:parent-style-name="Textbody" style:family="paragraph">
      <style:paragraph-properties fo:text-align="justify"/>
      <style:text-properties style:font-name="Liberation Sans Narrow"/>
    </style:style>
    <style:style style:name="P13" style:parent-style-name="Textbody" style:family="paragraph">
      <style:paragraph-properties fo:text-align="justify"/>
      <style:text-properties style:font-name="Liberation Sans Narrow"/>
    </style:style>
    <style:style style:name="P14" style:parent-style-name="Textbody" style:family="paragraph">
      <style:paragraph-properties fo:text-align="justify"/>
      <style:text-properties style:font-name="Liberation Sans Narrow"/>
    </style:style>
    <style:style style:name="P15" style:parent-style-name="Textbody" style:family="paragraph">
      <style:paragraph-properties fo:text-align="justify" fo:background-color="#E6E6FF"/>
      <style:text-properties style:font-name="Liberation Sans Narrow"/>
    </style:style>
    <style:style style:name="P16" style:parent-style-name="Textbody" style:family="paragraph">
      <style:paragraph-properties fo:text-align="justify" fo:background-color="#E6E6FF"/>
      <style:text-properties style:font-name="Liberation Sans Narrow"/>
    </style:style>
    <style:style style:name="P17" style:parent-style-name="Titre1" style:family="paragraph">
      <style:paragraph-properties fo:background-color="#99CCFF"/>
      <style:text-properties style:font-name="Liberation Sans Narrow"/>
    </style:style>
    <style:style style:name="P18" style:parent-style-name="Textbody" style:family="paragraph">
      <style:paragraph-properties fo:text-align="justify"/>
      <style:text-properties style:font-name="Liberation Sans Narrow"/>
    </style:style>
    <style:style style:name="P19" style:parent-style-name="Textbody" style:family="paragraph">
      <style:paragraph-properties fo:text-align="justify"/>
      <style:text-properties style:font-name="Liberation Sans Narrow"/>
    </style:style>
    <style:style style:name="P20" style:parent-style-name="Textbody" style:family="paragraph">
      <style:paragraph-properties fo:text-align="justify"/>
      <style:text-properties style:font-name="Liberation Sans Narrow"/>
    </style:style>
    <style:style style:name="P21" style:parent-style-name="Textbody" style:family="paragraph">
      <style:paragraph-properties fo:text-align="justify"/>
      <style:text-properties style:font-name="Liberation Sans Narrow"/>
    </style:style>
    <style:style style:name="P22" style:parent-style-name="Textbody" style:family="paragraph">
      <style:paragraph-properties fo:text-align="justify"/>
      <style:text-properties style:font-name="Liberation Sans Narrow"/>
    </style:style>
    <style:style style:name="P23" style:parent-style-name="Textbody" style:family="paragraph">
      <style:paragraph-properties fo:text-align="justify" fo:background-color="#E6E6FF"/>
      <style:text-properties style:font-name="Liberation Sans Narrow"/>
    </style:style>
    <style:style style:name="P24" style:parent-style-name="Textbody" style:family="paragraph">
      <style:paragraph-properties fo:text-align="justify"/>
      <style:text-properties style:font-name="Liberation Sans Narrow"/>
    </style:style>
    <style:style style:name="P25" style:parent-style-name="Textbody" style:family="paragraph">
      <style:paragraph-properties fo:text-align="justify"/>
      <style:text-properties style:font-name="Liberation Sans Narrow"/>
    </style:style>
    <style:style style:name="P26" style:parent-style-name="Textbody" style:family="paragraph">
      <style:paragraph-properties fo:text-align="justify"/>
      <style:text-properties style:font-name="Liberation Sans Narrow"/>
    </style:style>
    <style:style style:name="P27" style:parent-style-name="Textbody" style:family="paragraph">
      <style:paragraph-properties fo:text-align="justify"/>
      <style:text-properties style:font-name="Liberation Sans Narrow"/>
    </style:style>
    <style:style style:name="P28" style:parent-style-name="Textbody" style:family="paragraph">
      <style:paragraph-properties fo:text-align="justify"/>
      <style:text-properties style:font-name="Liberation Sans Narrow"/>
    </style:style>
    <style:style style:name="P29" style:parent-style-name="Textbody" style:family="paragraph">
      <style:paragraph-properties fo:text-align="justify"/>
      <style:text-properties style:font-name="Liberation Sans Narrow"/>
    </style:style>
    <style:style style:name="P30" style:parent-style-name="Textbody" style:family="paragraph">
      <style:paragraph-properties fo:text-align="justify"/>
      <style:text-properties style:font-name="Liberation Sans Narrow"/>
    </style:style>
    <style:style style:name="P31" style:parent-style-name="Textbody" style:family="paragraph">
      <style:paragraph-properties fo:text-align="justify"/>
      <style:text-properties style:font-name="Liberation Sans Narrow"/>
    </style:style>
    <style:style style:name="P32" style:parent-style-name="Textbody" style:family="paragraph">
      <style:paragraph-properties fo:text-align="justify"/>
      <style:text-properties style:font-name="Liberation Sans Narrow"/>
    </style:style>
    <style:style style:name="P33" style:parent-style-name="Titre1" style:family="paragraph">
      <style:paragraph-properties fo:background-color="#99CCFF"/>
      <style:text-properties style:font-name="Liberation Sans Narrow"/>
    </style:style>
    <style:style style:name="P34" style:parent-style-name="Textbody" style:family="paragraph">
      <style:paragraph-properties fo:text-align="justify"/>
      <style:text-properties style:font-name="Liberation Sans Narrow"/>
    </style:style>
    <style:style style:name="P35" style:parent-style-name="Textbody" style:family="paragraph">
      <style:paragraph-properties fo:text-align="justify" fo:background-color="#E6E6FF"/>
      <style:text-properties style:font-name="Liberation Sans Narrow"/>
    </style:style>
    <style:style style:name="P36" style:parent-style-name="Textbody" style:family="paragraph">
      <style:paragraph-properties fo:text-align="justify" fo:background-color="#E6E6FF"/>
      <style:text-properties style:font-name="Liberation Sans Narrow"/>
    </style:style>
    <style:style style:name="P37" style:parent-style-name="Textbody" style:family="paragraph">
      <style:paragraph-properties fo:text-align="justify" fo:background-color="#E6E6FF"/>
      <style:text-properties style:font-name="Liberation Sans Narrow"/>
    </style:style>
    <style:style style:name="P38" style:parent-style-name="Textbody" style:family="paragraph">
      <style:paragraph-properties fo:text-align="justify"/>
      <style:text-properties style:font-name="Liberation Sans Narrow"/>
    </style:style>
    <style:style style:name="P39" style:parent-style-name="Textbody" style:family="paragraph">
      <style:paragraph-properties fo:text-align="justify"/>
      <style:text-properties style:font-name="Liberation Sans Narrow"/>
    </style:style>
    <style:style style:name="P40" style:parent-style-name="Textbody" style:family="paragraph">
      <style:paragraph-properties fo:text-align="justify"/>
      <style:text-properties style:font-name="Liberation Sans Narrow"/>
    </style:style>
    <style:style style:name="P41" style:parent-style-name="Textbody" style:family="paragraph">
      <style:paragraph-properties fo:text-align="justify"/>
      <style:text-properties style:font-name="Liberation Sans Narrow"/>
    </style:style>
    <style:style style:name="P42" style:parent-style-name="Textbody" style:family="paragraph">
      <style:paragraph-properties fo:text-align="justify"/>
      <style:text-properties style:font-name="Liberation Sans Narrow"/>
    </style:style>
    <style:style style:name="P43" style:parent-style-name="Textbody" style:family="paragraph">
      <style:paragraph-properties fo:text-align="justify"/>
      <style:text-properties style:font-name="Liberation Sans Narrow"/>
    </style:style>
    <style:style style:name="P44" style:parent-style-name="Textbody" style:family="paragraph">
      <style:paragraph-properties fo:text-align="justify"/>
      <style:text-properties style:font-name="Liberation Sans Narrow"/>
    </style:style>
    <style:style style:name="P45" style:parent-style-name="Textbody" style:family="paragraph">
      <style:paragraph-properties fo:text-align="justify"/>
      <style:text-properties style:font-name="Liberation Sans Narrow"/>
    </style:style>
    <style:style style:name="P46" style:parent-style-name="Textbody" style:family="paragraph">
      <style:paragraph-properties fo:text-align="justify"/>
      <style:text-properties style:font-name="Liberation Sans Narrow"/>
    </style:style>
    <style:style style:name="P47" style:parent-style-name="Textbody" style:family="paragraph">
      <style:paragraph-properties fo:text-align="justify"/>
      <style:text-properties style:font-name="Liberation Sans Narrow"/>
    </style:style>
    <style:style style:name="P48" style:parent-style-name="Textbody" style:family="paragraph">
      <style:paragraph-properties fo:text-align="justify"/>
      <style:text-properties style:font-name="Liberation Sans Narrow"/>
    </style:style>
    <style:style style:name="P49" style:parent-style-name="Textbody" style:family="paragraph">
      <style:paragraph-properties fo:text-align="justify"/>
      <style:text-properties style:font-name="Liberation Sans Narrow"/>
    </style:style>
    <style:style style:name="P50" style:parent-style-name="Textbody" style:family="paragraph">
      <style:paragraph-properties fo:text-align="justify"/>
      <style:text-properties style:font-name="Liberation Sans Narrow"/>
    </style:style>
    <style:style style:name="P51" style:parent-style-name="Textbody" style:family="paragraph">
      <style:paragraph-properties fo:text-align="justify"/>
      <style:text-properties style:font-name="Liberation Sans Narrow"/>
    </style:style>
    <style:style style:name="P52" style:parent-style-name="Textbody" style:family="paragraph">
      <style:paragraph-properties fo:text-align="justify"/>
      <style:text-properties style:font-name="Liberation Sans Narrow"/>
    </style:style>
    <style:style style:name="P53" style:parent-style-name="Textbody" style:family="paragraph">
      <style:paragraph-properties fo:text-align="justify"/>
      <style:text-properties style:font-name="Liberation Sans Narrow"/>
    </style:style>
    <style:style style:name="P54" style:parent-style-name="Textbody" style:family="paragraph">
      <style:paragraph-properties fo:text-align="justify" fo:background-color="#E6E6FF"/>
      <style:text-properties style:font-name="Liberation Sans Narrow"/>
    </style:style>
    <style:style style:name="P55" style:parent-style-name="Textbody" style:family="paragraph">
      <style:paragraph-properties fo:text-align="justify"/>
      <style:text-properties style:font-name="Liberation Sans Narrow"/>
    </style:style>
    <style:style style:name="P56" style:parent-style-name="Textbody" style:family="paragraph">
      <style:paragraph-properties fo:text-align="justify"/>
      <style:text-properties style:font-name="Liberation Sans Narrow"/>
    </style:style>
    <style:style style:name="P57" style:parent-style-name="Textbody" style:family="paragraph">
      <style:paragraph-properties fo:text-align="justify"/>
      <style:text-properties style:font-name="Liberation Sans Narrow"/>
    </style:style>
    <style:style style:name="P58" style:parent-style-name="Titre1" style:family="paragraph">
      <style:paragraph-properties fo:text-align="justify" fo:background-color="#99CCFF"/>
    </style:style>
    <style:style style:name="T59" style:parent-style-name="Policepardéfaut" style:family="text">
      <style:text-properties style:font-name="Liberation Sans Narrow"/>
    </style:style>
    <style:style style:name="P60" style:parent-style-name="Textbody" style:family="paragraph">
      <style:paragraph-properties fo:text-align="justify"/>
    </style:style>
    <style:style style:name="P61" style:parent-style-name="Textbody" style:family="paragraph">
      <style:paragraph-properties fo:text-align="justify"/>
      <style:text-properties style:font-name="Liberation Sans Narrow"/>
    </style:style>
    <style:style style:name="P62" style:parent-style-name="Textbody" style:family="paragraph">
      <style:paragraph-properties fo:text-align="justify"/>
    </style:style>
    <style:style style:name="T63" style:parent-style-name="Policepardéfaut" style:family="text">
      <style:text-properties style:font-name="Liberation Sans Narrow"/>
    </style:style>
    <style:style style:name="T64" style:parent-style-name="Policepardéfaut" style:family="text">
      <style:text-properties style:font-name="Liberation Sans Narrow"/>
    </style:style>
    <style:style style:name="T65" style:parent-style-name="Policepardéfaut" style:family="text">
      <style:text-properties style:font-name="Liberation Sans Narrow"/>
    </style:style>
    <style:style style:name="P66" style:parent-style-name="Textbody" style:family="paragraph">
      <style:paragraph-properties fo:text-align="justify"/>
      <style:text-properties style:font-name="Liberation Sans Narrow"/>
    </style:style>
    <style:style style:name="P67" style:parent-style-name="Textbody" style:family="paragraph">
      <style:paragraph-properties fo:text-align="justify"/>
      <style:text-properties style:font-name="Liberation Sans Narrow"/>
    </style:style>
    <style:style style:name="P68" style:parent-style-name="Textbody" style:family="paragraph">
      <style:paragraph-properties fo:text-align="justify" fo:background-color="#E6E6FF"/>
      <style:text-properties style:font-name="Liberation Sans Narrow"/>
    </style:style>
    <style:style style:name="P69" style:parent-style-name="Textbody" style:family="paragraph">
      <style:paragraph-properties fo:text-align="justify"/>
      <style:text-properties style:font-name="Liberation Sans Narrow"/>
    </style:style>
    <style:style style:name="P70" style:parent-style-name="Textbody" style:family="paragraph">
      <style:paragraph-properties fo:text-align="justify"/>
      <style:text-properties style:font-name="Liberation Sans Narrow"/>
    </style:style>
    <style:style style:name="P71" style:parent-style-name="Titre1" style:family="paragraph">
      <style:paragraph-properties fo:text-align="justify" fo:background-color="#99CCFF"/>
      <style:text-properties style:font-name="Liberation Sans Narrow"/>
    </style:style>
    <style:style style:name="P72" style:parent-style-name="Standard" style:family="paragraph">
      <style:text-properties style:font-name="Liberation Sans Narrow"/>
    </style:style>
    <style:style style:name="P73" style:parent-style-name="Standard" style:family="paragraph">
      <style:text-properties style:font-name="Liberation Sans Narrow"/>
    </style:style>
    <style:style style:name="P74" style:parent-style-name="Standard" style:family="paragraph">
      <style:text-properties style:font-name="Liberation Sans Narrow"/>
    </style:style>
    <style:style style:name="P75" style:parent-style-name="Standard" style:family="paragraph">
      <style:text-properties style:font-name="Liberation Sans Narrow"/>
    </style:style>
    <style:style style:name="P76" style:parent-style-name="Standard" style:family="paragraph">
      <style:text-properties style:font-name="Liberation Sans Narrow"/>
    </style:style>
    <style:style style:name="P77" style:parent-style-name="Standard" style:family="paragraph">
      <style:text-properties style:font-name="Liberation Sans Narrow"/>
    </style:style>
    <style:style style:name="P78" style:parent-style-name="Titre1" style:family="paragraph">
      <style:paragraph-properties fo:text-align="justify" fo:background-color="#99CCFF"/>
      <style:text-properties style:font-name="Liberation Sans Narrow"/>
    </style:style>
    <style:style style:name="P79" style:parent-style-name="Standard" style:family="paragraph">
      <style:text-properties style:font-name="Liberation Sans Narrow"/>
    </style:style>
    <style:style style:name="P80" style:parent-style-name="Textbody" style:family="paragraph">
      <style:paragraph-properties fo:text-align="justify"/>
    </style:style>
    <style:style style:name="T81" style:parent-style-name="Policepardéfaut" style:family="text">
      <style:text-properties style:font-name="Liberation Sans Narrow"/>
    </style:style>
    <style:style style:name="P82" style:parent-style-name="Textbody" style:family="paragraph">
      <style:paragraph-properties fo:text-align="justify"/>
    </style:style>
    <style:style style:name="T83" style:parent-style-name="Policepardéfaut" style:family="text">
      <style:text-properties style:font-name="Liberation Sans Narrow"/>
    </style:style>
    <style:style style:name="T84" style:parent-style-name="Policepardéfaut" style:family="text">
      <style:text-properties style:font-name="Liberation Sans Narrow"/>
    </style:style>
    <style:style style:name="P85" style:parent-style-name="Textbody" style:family="paragraph">
      <style:paragraph-properties fo:text-align="justify"/>
      <style:text-properties style:font-name="Liberation Sans Narrow"/>
    </style:style>
    <style:style style:name="P86" style:parent-style-name="Textbody" style:family="paragraph">
      <style:paragraph-properties fo:text-align="justify"/>
      <style:text-properties style:font-name="Liberation Sans Narrow"/>
    </style:style>
    <style:style style:name="P87" style:parent-style-name="Textbody" style:family="paragraph">
      <style:paragraph-properties fo:text-align="justify"/>
      <style:text-properties style:font-name="Liberation Sans Narrow"/>
    </style:style>
    <style:style style:name="P88" style:parent-style-name="Textbody" style:family="paragraph">
      <style:paragraph-properties fo:text-align="justify"/>
      <style:text-properties style:font-name="Liberation Sans Narrow"/>
    </style:style>
    <style:style style:name="P89" style:parent-style-name="Textbody" style:family="paragraph">
      <style:paragraph-properties fo:text-align="justify"/>
      <style:text-properties style:font-name="Liberation Sans Narrow"/>
    </style:style>
  </office:automatic-styles>
  <office:body>
    <office:text text:use-soft-page-breaks="true">
      <text:h text:style-name="P1" text:outline-level="1">TP 2<text:s/>– NE323 – Commutateurs Ethernet</text:h>
      <text:p text:style-name="P2"/>
      <text:h text:style-name="P3" text:outline-level="1"><text:span text:style-name="T4">Rappel et complément :</text:span></text:h>
      <text:p text:style-name="P5"/>
      <text:p text:style-name="P6">Lire et faire les exercices du chapitre 2 du cours netacad dont le lien a été fourni en cours. (sauf la partie pratique)</text:p>
      <text:p text:style-name="P7">Dans le reste du sujet, les lignes qui commencent par # ou $ <text:s/>indiquent que<text:s/>la commande qui suit doit être executée respectivement en tant que root ou userir. <text:s text:c="2"/></text:p>
      <text:h text:style-name="P8" text:outline-level="1">Objectifs :</text:h>
      <text:p text:style-name="P9"/>
      <text:p text:style-name="P10">Les objectifs de ce TP sont de:</text:p>
      <text:p text:style-name="P11">- Se familiariser avec l'interface de commandes de l'IOS Cisco a#n d'être autonome lors des prochains TP.</text:p>
      <text:p text:style-name="P12">- Savoir trouver rapidement et efficacement les commandes nécessaires dans la documentation CISCO.</text:p>
      <text:p text:style-name="P13">- Se familiariser avec le matériel CISCO.</text:p>
      <text:p text:style-name="P14">- Comprendre les fonctionnalités de base d'un switch.</text:p>
      <text:p text:style-name="P15">IMPORTANT : Il vous est donc demandé de répondre aux questions en vous<text:s/>focalisant plus sur la méthode de découverte de la réponse plutôt que sur la réponse<text:s/>elle-même. D'autre part ces questions pourront vous amener à découvrir d'autres commandes, fonctionnalités du switch, soyez curieux… Cependant, il est inutile de penser que l'on peut « deviner » ce que signifue une commande, par exemple le mot clef auto dans la configuration d'une interface ne signifie en rien autonegotiation, mais la mise en oeuvre de la qos pour la voix sur IP!!!</text:p>
      <text:p text:style-name="P16">N'essayez donc pas de deviner, vous perdrez plus de temps que nécessaire, mais faites bien référence à la documentation fournie.</text:p>
      <text:h text:style-name="P17" text:outline-level="1">Commande de base et administration</text:h>
      <text:p text:style-name="P18">Il existe trois méthodes de communication avec le switch :</text:p>
      <text:p text:style-name="P19">Une communication « locale » via le port console du switch, cette méthode<text:s/>locale utilise le port COM du PC.</text:p>
      <text:p text:style-name="P20">Deux méthodes distantes (ssh et telnet) qui utilisent la carte réseau du PC et nécessite que le switch possède une adresse IP.</text:p>
      <text:p text:style-name="P21">Dans cette première manipulation nous allons utiliser la méthode locale, pour cela il faut utiliser sur le PC un logiciel spécifique d'émulation de terminal (minicom)</text:p>
      <text:p text:style-name="P22">Connectez le port COM du PC au port console du switch. <text:s/>Faites vérifier votre connexion à l'enseignant.</text:p>
      <text:p text:style-name="P23">$ minicom</text:p>
      <text:p text:style-name="P24">Q : Quels sont les paramètres de connexion à utiliser pour cette<text:s/>liaison série ?</text:p>
      <text:p text:style-name="P25">Expérimentez le passage du mode non privilégié au mode privilégié (et inversement), dans<text:s/><text:soft-page-break/>chacun des cas vous pouvez appuyer sur la touche ? Pour lister les commandes disponibles.</text:p>
      <text:p text:style-name="P26">La commande show running-config permet de voir la configuration du switch, c'est une commande très pratique !!</text:p>
      <text:p text:style-name="P27">Le passage en mode privilégié devrait nécessiter la connaissance d'un mot de passe (ce qui n'a pas été le cas ici) En vous aidant de la documentation « Protecting Access to Privileged EXEC Commands » du<text:s/>chapitre 8 mettez en place le mot de passe « esisar » pour le mode privilégié.</text:p>
      <text:p text:style-name="P28">Une meilleure solution consiste à gérer des comptes. L'administration du switch peut être déléguée à plusieurs personnes ayant des niveaux de privilèges différents, vous allez<text:s/>donc créer 2 utilisateurs oper1 et oper2 avec des mots de passe différents et des niveaux respectivement de 5 et 10</text:p>
      <text:p text:style-name="P29">Q : Quelles commandes utilisez-vous pour créer ces utilisateurs sur le switch ?</text:p>
      <text:p text:style-name="P30">A l'aide du chapitre 8 de la doc, faites en sorte maintenant que l'acces à la commande « show interfaces » ne soit pas autorisée pour oper1 mais le soit pour oper2. (attention oper1 doit pouvoir utiliser show)</text:p>
      <text:p text:style-name="P31">Ajoutez la demande d'authentification sur l'accès console. <text:s/></text:p>
      <text:p text:style-name="P32">Q : Comment avez-vous configuré les droits d'accès aux différentes commandes, en fonction du niveau de privilège ?</text:p>
      <text:h text:style-name="P33" text:outline-level="1">Administration de base de la commutation</text:h>
      <text:p text:style-name="P34">Vous pouvez observer les différentes interfaces de votre switch à l'aide des commandes :</text:p>
      <text:p text:style-name="P35">&gt; show interfaces (très complet, mais très verbeux)</text:p>
      <text:p text:style-name="P36">&gt;<text:s/>show interfaces description</text:p>
      <text:p text:style-name="P37">&gt; show interfaces counters (etc, etc.)</text:p>
      <text:p text:style-name="P38">A l'aide de ces commandes, observez les changements opérés lors de la connexion des ports ethernet.</text:p>
      <text:p text:style-name="P39">Connectez l'interface eth0 du PC sur le port 1 de votre switch, et le switch de la baie principale donnant accès au réseau de l'école sur le port 8 .</text:p>
      <text:p text:style-name="P40">Q : Indiquez les adresses matérielles, nombre de paquets en entrée et en sortie, valeur des #les d'attentes d'entrées/sorties.</text:p>
      <text:p text:style-name="P41">Q : Recherchez les informations suivantes pour les<text:s/>interfaces Ethernet (disponible via show interfaces) :</text:p>
      <text:p text:style-name="P42"><text:tab/>• Signification de MTU.</text:p>
      <text:p text:style-name="P43"><text:tab/>• Signification de Reliability,txload,rxload.</text:p>
      <text:p text:style-name="P44"><text:tab/>• Signification de Runt, Giant, etc...</text:p>
      <text:p text:style-name="P45">Contrairement à un hub, un switch peut gérer des interfaces utilisant des couches<text:s/>physiques différentes (par exemple 100baseTx,10baseT,1000baseT, etc...) Il est donc possible de configurer la vitesse et le mode duplex des interfaces par les commandes suivantes que vous expérimenterez:</text:p>
      <text:p text:style-name="P46"><text:tab/>• speed</text:p>
      <text:p text:style-name="P47"><text:tab/>• duplex</text:p>
      <text:p text:style-name="P48"><text:tab/>• mdix</text:p>
      <text:soft-page-break/>
      <text:p text:style-name="P49">Pour cela vous devrez passer en mode de configuration d'interface par la commande</text:p>
      <text:p text:style-name="P50"><text:tab/>• configuration term</text:p>
      <text:p text:style-name="P51"><text:tab/>• int f0/1</text:p>
      <text:p text:style-name="P52">Q : Que signifie 0 et 1 dans la dénomination de l'interface.</text:p>
      <text:p text:style-name="P53">Depuis votre PC, testez la connectivité au réseau de la salle en effectuant un ping</text:p>
      <text:p text:style-name="P54">$ ping 192.168.130.254</text:p>
      <text:p text:style-name="P55">Observez la table de commutation du switch.</text:p>
      <text:p text:style-name="P56">Q: Quelle est l'adresse MAC de 192.168.130.254 ? La retrouvez-vous dans cette table ?</text:p>
      <text:p text:style-name="P57"/>
      <text:h text:style-name="P58" text:outline-level="1"><text:span text:style-name="T59">Configuration du filtrage</text:span></text:h>
      <text:p text:style-name="P60"/>
      <text:p text:style-name="P61">A l'aide de « Configuring Unicast MAC Address Filtering » du chapitre 6, placez un filtre<text:s/>sur l'adresse MAC de 192.168.130.254.</text:p>
      <text:p text:style-name="P62"><text:span text:style-name="T63">Q : Pouvez-vous faire un ping sur 192.168.130.254 ? sur<text:s/></text:span><text:a xlink:href="http://www.google.com/" office:target-frame-name="_top" xlink:show="replace"><text:span text:style-name="T64">www.google.com</text:span></text:a><text:span text:style-name="T65"> ? Pourquoi ?</text:span></text:p>
      <text:p text:style-name="P66"/>
      <text:p text:style-name="P67">A l'aide de « Configuring Storm Control and Threshold Levels » Chapitre 21, configurez une<text:s/>limite du taux de broadcast reçu à 20 paquets/s sur l'interface f0/1.Et expérimentez les effets à l'aide de la commande</text:p>
      <text:p text:style-name="P68"># ping -f -b 192.168.130.255</text:p>
      <text:p text:style-name="P69">Q : Quel est le taux de paquets perdus une fois la limite mise en œuvre ?</text:p>
      <text:p text:style-name="P70"/>
      <text:h text:style-name="P71" text:outline-level="1">Configuration de la recopie de port</text:h>
      <text:p text:style-name="P72">Le principe de la commutation permet à une trame à destination d'une entité <text:s/>MAC de n'être envoyée que sur le port du switch associé, cela empêche donc une autre entité sur un autre port de recevoir ces trames. Cependant il est parfois utilie (pour le debug, ou pour une sonde de detection d'intrusion, par exemple) de connaître le flux de trames en réception et en emission sur un port du switch. Les switchs récents permettent maintenant de recopier le trafic d'un port sur un autre (c'est ce que CISCO appelle SPAN)</text:p>
      <text:p text:style-name="P73"/>
      <text:p text:style-name="P74">A l'aide du chapitre 25, configurez la recopie du port f0/1 sur le port f0/2.</text:p>
      <text:p text:style-name="P75"/>
      <text:p text:style-name="P76">Q: Connectez sur le port 2 l'interface eth1 du PC (que vous aurez activée sans adresse IP), et avec tcpdump vérifiez que vous recevez bien le flux du port 1.</text:p>
      <text:p text:style-name="P77"/>
      <text:h text:style-name="P78" text:outline-level="1">Log et debug</text:h>
      <text:p text:style-name="P79"/>
      <text:p text:style-name="P80"><text:span text:style-name="T81">Il est souvent intéressant de pouvoir avoir des logs sur le switch, pour que cela soit vraiment intéressant il faut que l'heure système du switch soit synchronisée avec une référence externe.</text:span></text:p>
      <text:p text:style-name="P82"><text:span text:style-name="T83">A l</text:span><text:span text:style-name="T84">'aide de « Configuring NTP » Chapitre 6 et du chapitre 27, répondez aux questions suivantes :</text:span></text:p>
      <text:soft-page-break/>
      <text:p text:style-name="P85">Q: Quelle commande permet de régler l'horloge du système en se synchronisant sur le serveur 192.168.130.202 ?</text:p>
      <text:p text:style-name="P86">Q : Quel service permet d'associer l'heure aux logs<text:s/>générées ?</text:p>
      <text:p text:style-name="P87">Q: Comment activez et désactivez vous le debugging ?</text:p>
      <text:p text:style-name="P88">Q : Pouvez vous stocker les informations de debugging pour les voir plus tard, comment supprimez vous cette fonctionnalité ?</text:p>
      <text:p text:style-name="P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mily-generic="system"/>
    <style:font-face style:name="Liberation Sans Narrow" svg:font-family="Liberation Sans Narrow"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ramecontents" style:display-name="Frame contents" style:family="paragraph" style:parent-style-name="Textbody">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Accentuation" style:display-name="Accentuation" style:family="text">
      <style:text-properties fo:font-style="italic" style:font-style-asian="italic" style:font-style-complex="italic"/>
    </style:style>
    <style:style style:name="SourceText" style:display-name="Source Text" style:family="text">
      <style:text-properties style:font-name="Liberation Mono" style:font-name-asian="Nimbus Mono L"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Pieddepage"><text:page-number text:fixed="false">4</text:page-number>/<text:page-count>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BATTU Axel</meta:initial-creator>
    <dc:creator>Axel Abattu</dc:creator>
    <meta:creation-date>2020-11-30T09:34:00Z</meta:creation-date>
    <dc:date>2020-11-30T09:34:00Z</dc:date>
    <meta:template xlink:href="Normal.dotm" xlink:type="simple"/>
    <meta:editing-cycles>2</meta:editing-cycles>
    <meta:editing-duration>PT60S</meta:editing-duration>
    <meta:document-statistic meta:page-count="4" meta:paragraph-count="13" meta:word-count="1076" meta:character-count="6987" meta:row-count="49" meta:non-whitespace-character-count="5924"/>
  </office:meta>
</office:document-meta>
</file>